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61e1" officeooo:paragraph-rsid="000961e1"/>
    </style:style>
    <style:style style:name="P2" style:family="paragraph" style:parent-style-name="Standard">
      <style:text-properties officeooo:rsid="000a4b52" officeooo:paragraph-rsid="000a4b52"/>
    </style:style>
    <style:style style:name="P3" style:family="paragraph" style:parent-style-name="Standard">
      <style:text-properties officeooo:rsid="000bc2fb" officeooo:paragraph-rsid="000bc2fb"/>
    </style:style>
    <style:style style:name="P4" style:family="paragraph" style:parent-style-name="Standard">
      <style:text-properties officeooo:rsid="000ce9d2" officeooo:paragraph-rsid="000ce9d2"/>
    </style:style>
    <style:style style:name="P5" style:family="paragraph" style:parent-style-name="Standard">
      <style:text-properties fo:font-weight="bold" officeooo:rsid="000961e1" officeooo:paragraph-rsid="000961e1" style:font-weight-asian="bold" style:font-weight-complex="bold"/>
    </style:style>
    <style:style style:name="T1" style:family="text">
      <style:text-properties officeooo:rsid="000a4b52"/>
    </style:style>
    <style:style style:name="T2" style:family="text">
      <style:text-properties officeooo:rsid="000bc2fb"/>
    </style:style>
    <style:style style:name="T3" style:family="text">
      <style:text-properties officeooo:rsid="000ce9d2"/>
    </style:style>
    <style:style style:name="T4" style:family="text">
      <style:text-properties officeooo:rsid="000e9ed6"/>
    </style:style>
    <style:style style:name="T5" style:family="text">
      <style:text-properties officeooo:rsid="0014ed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Ensinar <text:span text:style-name="T1">matemática</text:span> é como <text:span text:style-name="T1">ensinar jogar botão.</text:span></text:p>
      <text:p text:style-name="P1"/>
      <text:p text:style-name="P2"><text:span text:style-name="T5">(Distante) </text:span>Em um jogo de botão é necessário ensinar reconhecer o número da camisa de cada jogador, <text:span text:style-name="T2">a contabilizar o placar de cada time, </text:span>a distribuir os jogadores em uma área retangular, <text:span text:style-name="T2">a</text:span> calcular a distância para o passe <text:span text:style-name="T2">ou para o chute a gol.</text:span></text:p>
      <text:p text:style-name="P2"/>
      <text:p text:style-name="P3"><text:span text:style-name="T4">(Distante) </text:span>Em jogo de botão é necessário primeiro entender o problema: “como fazer gols no adversário e, ao mesmo tempo, como evitar tomar gols?”. Traçar uma estratégia para se chegar a essa solução: “<text:span text:style-name="T3">passar bem, chutar bem e defender bem”. </text:span>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Alberto Ferreira Gomes</meta:initial-creator>
    <meta:creation-date>2016-04-19T16:19:20.451834660</meta:creation-date>
    <dc:date>2016-04-27T15:28:43.451972274</dc:date>
    <dc:creator>Luiz Alberto Ferreira Gomes</dc:creator>
    <meta:editing-duration>PT9M2S</meta:editing-duration>
    <meta:editing-cycles>5</meta:editing-cycles>
    <meta:generator>LibreOffice/5.1.2.2$Linux_x86 LibreOffice_project/d3bf12ecb743fc0d20e0be0c58ca359301eb705f</meta:generator>
    <meta:document-statistic meta:table-count="0" meta:image-count="0" meta:object-count="0" meta:page-count="1" meta:paragraph-count="3" meta:word-count="92" meta:character-count="532" meta:non-whitespace-character-count="442"/>
  </office:meta>
</office:document-meta>
</file>